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StringBuilder.ensureCapacity( int minCapac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nalStringBui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StringBuilder.charA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StringBuilder.setLength(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StringBuilder.InternalStringBuilde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StringBuilder.deleteCharA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StringBuilder.InternalStrin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tringBuilder.copyWhenSha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StringBuilder.append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StringBuilde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tringBuilder.append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StringBuilder.appen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tringBuilder.appen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tringBuilder.InternalStringBuilder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